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2ca4e" officeooo:paragraph-rsid="0002ca4e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rsid="0002ca4e" officeooo:paragraph-rsid="0002ca4e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fo:font-weight="bold" officeooo:rsid="0002ca4e" officeooo:paragraph-rsid="0002ca4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7pt" style:text-underline-style="solid" style:text-underline-width="auto" style:text-underline-color="font-color" fo:font-weight="bold" officeooo:rsid="0002ca4e" officeooo:paragraph-rsid="0002ca4e" style:font-size-asian="17pt" style:font-weight-asian="bold" style:font-size-complex="17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0000" loext:opacity="100%" fo:font-size="20pt" style:text-underline-style="solid" style:text-underline-width="auto" style:text-underline-color="font-color" fo:font-weight="bold" officeooo:rsid="0002ca4e" officeooo:paragraph-rsid="0002ca4e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4pt" officeooo:rsid="0003fd57" officeooo:paragraph-rsid="0005885b" style:font-size-asian="14pt" style:font-size-complex="14pt"/>
    </style:style>
    <style:style style:name="P7" style:family="paragraph" style:parent-style-name="Standard">
      <style:text-properties fo:font-size="14pt" officeooo:rsid="0005885b" officeooo:paragraph-rsid="0005885b" style:font-size-asian="14pt" style:font-size-complex="14pt"/>
    </style:style>
    <style:style style:name="P8" style:family="paragraph" style:parent-style-name="Standard">
      <style:text-properties fo:font-size="14pt" officeooo:rsid="0002ca4e" officeooo:paragraph-rsid="0002ca4e" style:font-size-asian="14pt" style:font-size-complex="14pt"/>
    </style:style>
    <style:style style:name="P9" style:family="paragraph" style:parent-style-name="Standard">
      <style:text-properties fo:font-size="14pt" officeooo:rsid="0002ca4e" officeooo:paragraph-rsid="000755a4" style:font-size-asian="14pt" style:font-size-complex="14pt"/>
    </style:style>
    <style:style style:name="P10" style:family="paragraph" style:parent-style-name="Standard" style:list-style-name="L1">
      <style:text-properties fo:font-size="14pt" officeooo:rsid="0002ca4e" officeooo:paragraph-rsid="0007cc45" style:font-size-asian="14pt" style:font-size-complex="14pt"/>
    </style:style>
    <style:style style:name="P11" style:family="paragraph" style:parent-style-name="Standard" style:list-style-name="L1">
      <style:text-properties fo:font-size="14pt" officeooo:rsid="0002ca4e" officeooo:paragraph-rsid="0002ca4e" style:font-size-asian="14pt" style:font-size-complex="14pt"/>
    </style:style>
    <style:style style:name="P12" style:family="paragraph" style:parent-style-name="Standard">
      <style:text-properties fo:font-size="14pt" officeooo:rsid="0002ca4e" officeooo:paragraph-rsid="0010aaec" style:font-size-asian="14pt" style:font-size-complex="14pt"/>
    </style:style>
    <style:style style:name="P13" style:family="paragraph" style:parent-style-name="Standard">
      <style:text-properties fo:font-size="14pt" officeooo:rsid="0006b9b4" officeooo:paragraph-rsid="0006b9b4" style:font-size-asian="14pt" style:font-size-complex="14pt"/>
    </style:style>
    <style:style style:name="P14" style:family="paragraph" style:parent-style-name="Standard">
      <style:text-properties fo:font-size="14pt" officeooo:rsid="0007cc45" officeooo:paragraph-rsid="0007cc45" style:font-size-asian="14pt" style:font-size-complex="14pt"/>
    </style:style>
    <style:style style:name="P15" style:family="paragraph" style:parent-style-name="Standard" style:list-style-name="L1">
      <style:text-properties fo:font-size="14pt" officeooo:rsid="0007cc45" officeooo:paragraph-rsid="0007cc45" style:font-size-asian="14pt" style:font-size-complex="14pt"/>
    </style:style>
    <style:style style:name="P16" style:family="paragraph" style:parent-style-name="Standard">
      <style:text-properties fo:font-size="14pt" officeooo:rsid="0010aaec" officeooo:paragraph-rsid="0010aaec" style:font-size-asian="14pt" style:font-size-complex="14pt"/>
    </style:style>
    <style:style style:name="P17" style:family="paragraph" style:parent-style-name="Standard">
      <style:text-properties fo:font-size="14pt" fo:font-weight="bold" officeooo:rsid="0003fd57" officeooo:paragraph-rsid="0005885b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style:text-underline-style="solid" style:text-underline-width="auto" style:text-underline-color="font-color" fo:font-weight="bold" officeooo:rsid="0002ca4e" officeooo:paragraph-rsid="0002ca4e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style:text-underline-style="solid" style:text-underline-width="auto" style:text-underline-color="font-color" fo:font-weight="bold" officeooo:rsid="0002ca4e" officeooo:paragraph-rsid="0010aaec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style:text-underline-style="solid" style:text-underline-width="auto" style:text-underline-color="font-color" fo:font-weight="bold" officeooo:rsid="0008cbcc" officeooo:paragraph-rsid="0008cbcc" fo:background-color="#abfe44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style:text-underline-style="solid" style:text-underline-width="auto" style:text-underline-color="font-color" fo:font-weight="bold" officeooo:rsid="0008cbcc" officeooo:paragraph-rsid="000aa60d" fo:background-color="#abfe44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style:text-underline-style="solid" style:text-underline-width="auto" style:text-underline-color="font-color" fo:font-weight="bold" officeooo:rsid="0008cbcc" officeooo:paragraph-rsid="000c9fc4" fo:background-color="#abfe44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style:text-underline-style="solid" style:text-underline-width="auto" style:text-underline-color="font-color" fo:font-weight="bold" officeooo:rsid="0008cbcc" officeooo:paragraph-rsid="000cec9e" fo:background-color="#abfe44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style:text-underline-style="solid" style:text-underline-width="auto" style:text-underline-color="font-color" fo:font-weight="bold" officeooo:rsid="0008cbcc" officeooo:paragraph-rsid="000eb207" fo:background-color="#abfe44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style:text-underline-style="solid" style:text-underline-width="auto" style:text-underline-color="font-color" fo:font-weight="bold" officeooo:rsid="0008cbcc" officeooo:paragraph-rsid="001001d5" fo:background-color="#abfe44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style:text-underline-style="solid" style:text-underline-width="auto" style:text-underline-color="font-color" fo:font-weight="bold" officeooo:rsid="000c9fc4" officeooo:paragraph-rsid="000c9fc4" fo:background-color="#abfe44" style:font-size-asian="14pt" style:font-weight-asian="bold" style:font-size-complex="14pt" style:font-weight-complex="bold"/>
    </style:style>
    <style:style style:name="P27" style:family="paragraph" style:parent-style-name="Standard">
      <style:text-properties style:use-window-font-color="true" loext:opacity="0%" fo:font-size="14pt" officeooo:rsid="0005885b" officeooo:paragraph-rsid="0005885b" style:font-size-asian="14pt" style:font-size-complex="14pt"/>
    </style:style>
    <style:style style:name="P28" style:family="paragraph" style:parent-style-name="Standard">
      <style:text-properties style:use-window-font-color="true" loext:opacity="0%" fo:font-size="14pt" officeooo:rsid="000755a4" officeooo:paragraph-rsid="000755a4" style:font-size-asian="14pt" style:font-size-complex="14pt"/>
    </style:style>
    <style:style style:name="P29" style:family="paragraph" style:parent-style-name="Standard">
      <style:text-properties fo:color="#1803fb" loext:opacity="100%" fo:font-size="14pt" fo:font-weight="bold" officeooo:rsid="0005885b" officeooo:paragraph-rsid="0005885b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1803fb" loext:opacity="100%" fo:font-size="14pt" fo:font-weight="bold" officeooo:rsid="0006b9b4" officeooo:paragraph-rsid="0006b9b4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1803fb" loext:opacity="100%" fo:font-size="14pt" fo:font-weight="bold" officeooo:rsid="0002ca4e" officeooo:paragraph-rsid="000755a4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1803fb" loext:opacity="100%" fo:font-size="14pt" officeooo:rsid="0002ca4e" officeooo:paragraph-rsid="0002ca4e" style:font-size-asian="14pt" style:font-size-complex="14pt"/>
    </style:style>
    <style:style style:name="P33" style:family="paragraph" style:parent-style-name="Standard">
      <style:text-properties fo:color="#1803fb" loext:opacity="100%" fo:font-size="14pt" officeooo:rsid="0002ca4e" officeooo:paragraph-rsid="0010aaec" style:font-size-asian="14pt" style:font-size-complex="14pt"/>
    </style:style>
    <style:style style:name="P34" style:family="paragraph" style:parent-style-name="Standard">
      <style:text-properties fo:color="#1803fb" loext:opacity="100%" fo:font-size="14pt" fo:font-weight="normal" officeooo:rsid="0002ca4e" officeooo:paragraph-rsid="0002ca4e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1803fb" loext:opacity="100%" style:font-name="Liberation Serif" fo:font-size="14pt" officeooo:rsid="000c9fc4" officeooo:paragraph-rsid="000c9fc4" style:font-size-asian="14pt" style:font-size-complex="14pt"/>
    </style:style>
    <style:style style:name="P36" style:family="paragraph" style:parent-style-name="Standard">
      <style:text-properties fo:color="#1803fb" loext:opacity="100%" style:font-name="Liberation Serif" fo:font-size="14pt" officeooo:rsid="000c9fc4" officeooo:paragraph-rsid="000c9fc4" fo:background-color="transparent" style:font-size-asian="14pt" style:font-size-complex="14pt"/>
    </style:style>
    <style:style style:name="P37" style:family="paragraph" style:parent-style-name="Standard" style:list-style-name="L1">
      <style:text-properties officeooo:paragraph-rsid="0007cc45"/>
    </style:style>
    <style:style style:name="P38" style:family="paragraph" style:parent-style-name="Standard">
      <style:text-properties style:font-name="Liberation Serif" fo:font-size="14pt" officeooo:rsid="000c9fc4" officeooo:paragraph-rsid="000c9fc4" style:font-size-asian="14pt" style:font-size-complex="14pt"/>
    </style:style>
    <style:style style:name="P39" style:family="paragraph" style:parent-style-name="Standard">
      <style:text-properties fo:font-size="16pt" style:text-underline-style="solid" style:text-underline-width="auto" style:text-underline-color="font-color" fo:font-weight="bold" officeooo:rsid="0002ca4e" officeooo:paragraph-rsid="000755a4" fo:background-color="#ffff00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style:text-underline-style="solid" style:text-underline-width="auto" style:text-underline-color="font-color" fo:font-weight="bold" officeooo:rsid="0002ca4e" officeooo:paragraph-rsid="0002ca4e" fo:background-color="#ffff00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6pt" style:text-underline-style="solid" style:text-underline-width="auto" style:text-underline-color="font-color" fo:font-weight="bold" officeooo:rsid="0002ca4e" officeooo:paragraph-rsid="0010aaec" fo:background-color="#ffff00" style:font-size-asian="16pt" style:font-weight-asian="bold" style:font-size-complex="16pt" style:font-weight-complex="bold"/>
    </style:style>
    <style:style style:name="T1" style:family="text">
      <style:text-properties officeooo:rsid="0005885b"/>
    </style:style>
    <style:style style:name="T2" style:family="text">
      <style:text-properties fo:font-size="14pt" officeooo:rsid="0007cc45" style:font-size-asian="14pt" style:font-size-complex="14pt"/>
    </style:style>
    <style:style style:name="T3" style:family="text">
      <style:text-properties fo:color="#1803fb" loext:opacity="100%"/>
    </style:style>
    <style:style style:name="T4" style:family="text">
      <style:text-properties fo:color="#1803fb" loext:opacity="100%" style:font-name="Abyssinica SIL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1803fb" loext:opacity="100%" style:font-name="Abyssinica SIL" fo:font-weight="bold" style:font-weight-asian="bold" style:font-weight-complex="bold"/>
    </style:style>
    <style:style style:name="T6" style:family="text">
      <style:text-properties fo:color="#1803fb" loext:opacity="100%" officeooo:rsid="0003fd57"/>
    </style:style>
    <style:style style:name="T7" style:family="text">
      <style:text-properties fo:color="#1803fb" loext:opacity="100%" fo:font-weight="bold" style:font-weight-asian="bold" style:font-weight-complex="bold"/>
    </style:style>
    <style:style style:name="T8" style:family="text">
      <style:text-properties style:use-window-font-color="true" loext:opacity="0%" fo:background-color="transparent" loext:char-shading-value="0"/>
    </style:style>
    <style:style style:name="T9" style:family="text">
      <style:text-properties style:use-window-font-color="true" loext:opacity="0%" style:font-name="Droid Sans Mono" fo:font-size="10.5pt" fo:font-weight="normal" fo:background-color="transparent" loext:char-shading-value="0"/>
    </style:style>
    <style:style style:name="T10" style:family="text">
      <style:text-properties officeooo:rsid="000755a4"/>
    </style:style>
    <style:style style:name="T11" style:family="text">
      <style:text-properties officeooo:rsid="0003fd57"/>
    </style:style>
    <style:style style:name="T12" style:family="text">
      <style:text-properties officeooo:rsid="0007cc45"/>
    </style:style>
    <style:style style:name="T13" style:family="text">
      <style:text-properties officeooo:rsid="000aa60d"/>
    </style:style>
    <style:style style:name="T14" style:family="text">
      <style:text-properties fo:font-weight="normal"/>
    </style:style>
    <style:style style:name="T15" style:family="text">
      <style:text-properties officeooo:rsid="000cec9e"/>
    </style:style>
    <style:style style:name="T16" style:family="text">
      <style:text-properties officeooo:rsid="0010aaec"/>
    </style:style>
    <style:style style:name="T17" style:family="text">
      <style:text-properties fo:color="#6a9955" loext:opacity="100%" style:font-name="Droid Sans Mono" fo:font-size="10.5pt" fo:font-weight="normal" fo:background-color="#1e1e1e" loext:char-shading-value="0"/>
    </style:style>
    <style:style style:name="T18" style:family="text">
      <style:text-properties fo:color="#6a9955" loext:opacity="100%" style:font-name="Droid Sans Mono" fo:font-size="10.5pt" fo:font-weight="normal" fo:background-color="transparent" loext:char-shading-value="0"/>
    </style:style>
    <style:style style:name="T19" style:family="text">
      <style:text-properties fo:color="#6a9955" loext:opacity="100%" style:font-name="Droid Sans Mono" fo:font-size="10.5pt" fo:font-weight="normal" fo:background-color="transparent" loext:char-shading-value="0"/>
    </style:style>
    <style:style style:name="T20" style:family="text">
      <style:text-properties fo:background-color="transparent" loext:char-shading-value="0"/>
    </style:style>
    <style:style style:name="T21" style:family="text">
      <style:text-properties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 23-11-2021</text:p>
      <text:p text:style-name="P2"/>
      <text:p text:style-name="P4">Création du Projet N°7 – OC – Formation DevWeb – Front-End</text:p>
      <text:p text:style-name="P1"/>
      <text:p text:style-name="P5">Groupomania – ELWALID EL-KAHBOU</text:p>
      <text:p text:style-name="P1"/>
      <text:p text:style-name="P40">1) Création de la Base de donnée :</text:p>
      <text:p text:style-name="P17"><text:span text:style-name="T3">$<text:tab/>sudo mysql -u root -p;</text:span></text:p>
      <text:p text:style-name="P6"/>
      <text:p text:style-name="P6"><text:span text:style-name="T1">Puis nous créons une base de donnée <text:s/>qui porte le nom de « ewek_groupomania »</text:span><text:tab/>:</text:p>
      <text:p text:style-name="P7"><text:span text:style-name="T7">$ <text:tab/></text:span><text:span text:style-name="Character_20_style"><text:span text:style-name="T4">CREATE DATABASE </text:span></text:span><text:span text:style-name="Character_20_style"><text:span text:style-name="T5">ewek_groupomania</text:span></text:span><text:span text:style-name="Character_20_style"><text:span text:style-name="T4">;</text:span></text:span></text:p>
      <text:p text:style-name="P1"/>
      <text:p text:style-name="P7">Puis nous créons un utilisateur pour cette base de donnée</text:p>
      <text:p text:style-name="P29">$<text:tab/>CREATE USER ew_ek@localhost IDENTIFIED BY 'BOse8533@++';</text:p>
      <text:p text:style-name="P7"><text:span text:style-name="T3"/></text:p>
      <text:p text:style-name="P27">Puis nous donnons tous les droits à cet utilisateur « ew_ek »pour la BD créé</text:p>
      <text:p text:style-name="P29">$<text:tab/>GRANT ALL PRIVILEGES ON ewek_groupomania.* TO ew_ek@localhost;</text:p>
      <text:p text:style-name="P13">et nous confirmons immédiatement cette action</text:p>
      <text:p text:style-name="P30">$<text:tab/>FLUSH PRIVILEGES;</text:p>
      <text:p text:style-name="P13"><text:span text:style-name="T3"/></text:p>
      <text:p text:style-name="P28">Maintenant, nous devons nous déconnecter de mysql, et se reconnecter directement à la base de donnée crée avec l’utilisateur ew_ek :</text:p>
      <text:p text:style-name="P1"/>
      <text:p text:style-name="P31">$<text:tab/><text:span text:style-name="T11">sudo mysql -u </text:span><text:span text:style-name="T10">ew_ek</text:span><text:span text:style-name="T11"> -p </text:span><text:span text:style-name="T10">ewek_groupomania</text:span><text:span text:style-name="T11">;</text:span></text:p>
      <text:p text:style-name="P9"><text:span text:style-name="T6"/></text:p>
      <text:p text:style-name="P28"><text:span text:style-name="T11">U</text:span>ne fois le mots de passe est rentré, et nous sommes connectés à la base de données, nous allons maintenant créer les tables de cette dernière :</text:p>
      <text:p text:style-name="P1"/>
      <text:p text:style-name="P1"/>
      <text:p text:style-name="P39">2) Création de<text:span text:style-name="T10">s</text:span> <text:span text:style-name="T10">tables de </text:span>la Base de donnée <text:span text:style-name="T10">ewek_groupomania</text:span> :</text:p>
      <text:p text:style-name="P1"/>
      <text:p text:style-name="P14">Nous allons créer 6 tables : </text:p>
      <text:list xml:id="list3934051534" text:style-name="L1">
        <text:list-item>
          <text:p text:style-name="P37"><text:span text:style-name="T2">Users</text:span></text:p>
        </text:list-item>
        <text:list-item>
          <text:p text:style-name="P15">Posts</text:p>
        </text:list-item>
        <text:list-item>
          <text:p text:style-name="P15">Comments</text:p>
        </text:list-item>
        <text:list-item>
          <text:p text:style-name="P15">Likes</text:p>
        </text:list-item>
        <text:list-item>
          <text:p text:style-name="P11"><text:span text:style-name="T12">Notifications</text:span></text:p>
        </text:list-item>
        <text:list-item>
          <text:p text:style-name="P10"><text:span text:style-name="T12">Notifications_types</text:span></text:p>
        </text:list-item>
      </text:list>
      <text:p text:style-name="P1"/>
      <text:p text:style-name="P1"/>
      <text:p text:style-name="P26">Avant de commencer la création des tables, voici quelques réglages généreux :</text:p>
      <text:p text:style-name="P26"/>
      <text:p text:style-name="P35">$<text:tab/>SET NAMES utf8;</text:p>
      <text:p text:style-name="P36">$<text:tab/><text:span text:style-name="T14">SET SQL_MODE = "NO_AUTO_VALUE_ON_ZERO";</text:span></text:p>
      <text:p text:style-name="P36"><text:span text:style-name="T14">$<text:tab/>SET time_zone = "+00:00";</text:span></text:p>
      <text:p text:style-name="P38"><text:tab/></text:p>
      <text:p text:style-name="P38"/>
      <text:p text:style-name="P1"><text:soft-page-break/></text:p>
      <text:p text:style-name="P20">Création de la table Users :</text:p>
      <text:p text:style-name="P34">CREATE TABLE `Users` (</text:p>
      <text:p text:style-name="P34"><text:s text:c="2"/>`id` smallint(5) UNSIGNED NOT NULL,</text:p>
      <text:p text:style-name="P34"><text:s text:c="2"/>`name` varchar(255) NOT NULL,</text:p>
      <text:p text:style-name="P34"><text:s text:c="2"/>`email` varchar(255) NOT NULL,</text:p>
      <text:p text:style-name="P34"><text:s text:c="2"/>`password` varchar(255) NOT NULL,</text:p>
      <text:p text:style-name="P34"><text:s text:c="2"/>`pictureurl` varchar(255) DEFAULT NULL,</text:p>
      <text:p text:style-name="P34"><text:s text:c="2"/>`outline` varchar(255) DEFAULT NULL,</text:p>
      <text:p text:style-name="P34"><text:s text:c="2"/>`isadmin` tinyint(4) NOT NULL</text:p>
      <text:p text:style-name="P34">) ENGINE=InnoDB DEFAULT CHARSET=utf8;</text:p>
      <text:p text:style-name="P1"/>
      <text:p text:style-name="P21">Création de la table <text:span text:style-name="T13">Posts</text:span> :</text:p>
      <text:p text:style-name="P32">CREATE TABLE `Posts` (</text:p>
      <text:p text:style-name="P32"><text:s text:c="2"/>`id` mediumint(8) UNSIGNED NOT NULL,</text:p>
      <text:p text:style-name="P32"><text:s text:c="2"/>`publication_date` datetime NOT NULL DEFAULT CURRENT_TIMESTAMP,</text:p>
      <text:p text:style-name="P32"><text:s text:c="2"/>`user_id` smallint(5) UNSIGNED DEFAULT NULL,</text:p>
      <text:p text:style-name="P32"><text:s text:c="2"/>`imageurl` varchar(255) DEFAULT NULL,</text:p>
      <text:p text:style-name="P32"><text:s text:c="2"/>`content` text</text:p>
      <text:p text:style-name="P32">) ENGINE=InnoDB DEFAULT CHARSET=utf8;</text:p>
      <text:p text:style-name="P1"/>
      <text:p text:style-name="P22">Création de la table Comments :</text:p>
      <text:p text:style-name="P32">CREATE TABLE `Comments` (</text:p>
      <text:p text:style-name="P32"><text:s text:c="2"/>`id` int(10) UNSIGNED NOT NULL,</text:p>
      <text:p text:style-name="P32"><text:s text:c="2"/>`publication_date` datetime NOT NULL DEFAULT CURRENT_TIMESTAMP,</text:p>
      <text:p text:style-name="P32"><text:s text:c="2"/>`content` text NOT NULL,</text:p>
      <text:p text:style-name="P32"><text:s text:c="2"/>`user_id` smallint(5) UNSIGNED DEFAULT NULL,</text:p>
      <text:p text:style-name="P32"><text:s text:c="2"/>`post_id` mediumint(8) UNSIGNED NOT NULL</text:p>
      <text:p text:style-name="P32">) ENGINE=InnoDB DEFAULT CHARSET=utf8;</text:p>
      <text:p text:style-name="P1"/>
      <text:p text:style-name="P23">Création de la table <text:span text:style-name="T15">Likes</text:span> :</text:p>
      <text:p text:style-name="P32">CREATE TABLE `Likes` (</text:p>
      <text:p text:style-name="P32"><text:s text:c="2"/>`id` int(10) UNSIGNED NOT NULL,</text:p>
      <text:p text:style-name="P32"><text:s text:c="2"/>`rate` tinyint(4) NOT NULL,</text:p>
      <text:p text:style-name="P32"><text:s text:c="2"/>`user_id` smallint(5) UNSIGNED NOT NULL,</text:p>
      <text:p text:style-name="P32"><text:s text:c="2"/>`post_id` mediumint(8) UNSIGNED NOT NULL</text:p>
      <text:p text:style-name="P32">) ENGINE=InnoDB DEFAULT CHARSET=utf8;</text:p>
      <text:p text:style-name="P1"/>
      <text:p text:style-name="P24">Création de la table Notifications :</text:p>
      <text:p text:style-name="P32">CREATE TABLE `Notifications` (</text:p>
      <text:p text:style-name="P32"><text:s text:c="2"/>`id` int(10) UNSIGNED NOT NULL,</text:p>
      <text:p text:style-name="P32"><text:s text:c="2"/>`user_id` smallint(5) UNSIGNED NOT NULL,</text:p>
      <text:p text:style-name="P32"><text:s text:c="2"/>`initiator_id` smallint(5) UNSIGNED DEFAULT NULL,</text:p>
      <text:p text:style-name="P32"><text:s text:c="2"/>`post_id` mediumint(8) UNSIGNED NOT NULL,</text:p>
      <text:p text:style-name="P32"><text:s text:c="2"/>`type_id` tinyint(3) UNSIGNED NOT NULL</text:p>
      <text:p text:style-name="P32">) ENGINE=InnoDB DEFAULT CHARSET=utf8;</text:p>
      <text:p text:style-name="P1"/>
      <text:p text:style-name="P1"/>
      <text:p text:style-name="P25"><text:soft-page-break/>Création de la table <text:span text:style-name="T12">Notifications_types</text:span> :</text:p>
      <text:p text:style-name="P32">CREATE TABLE `Notification_types` (</text:p>
      <text:p text:style-name="P32"><text:s text:c="2"/>`id` tinyint(3) UNSIGNED NOT NULL,</text:p>
      <text:p text:style-name="P32"><text:s text:c="2"/>`name` varchar(10) NOT NULL</text:p>
      <text:p text:style-name="P32">) ENGINE=InnoDB DEFAULT CHARSET=utf8;</text:p>
      <text:p text:style-name="P1"/>
      <text:p text:style-name="P1"/>
      <text:p text:style-name="P41"><text:span text:style-name="T16">3</text:span>) <text:span text:style-name="T16">Ajout</text:span> <text:span text:style-name="T16">des </text:span>Index pour les tables <text:span text:style-name="T16">créés</text:span> :</text:p>
      <text:p text:style-name="P1"/>
      <text:p text:style-name="P19">Index pour la table `Users`</text:p>
      <text:p text:style-name="P12"><text:span text:style-name="T3">ALTER TABLE `Users`</text:span></text:p>
      <text:p text:style-name="P33"><text:s text:c="2"/>ADD PRIMARY KEY (`id`),</text:p>
      <text:p text:style-name="P33"><text:s text:c="2"/>ADD UNIQUE KEY `ind_uni_email` (`email`);</text:p>
      <text:p text:style-name="P12"/>
      <text:p text:style-name="P12"/>
      <text:p text:style-name="P19">Index pour la table `Posts`</text:p>
      <text:p text:style-name="P12"><text:span text:style-name="T3">ALTER TABLE `Posts`</text:span></text:p>
      <text:p text:style-name="P33"><text:s text:c="2"/>ADD PRIMARY KEY (`id`),</text:p>
      <text:p text:style-name="P33"><text:s text:c="2"/>ADD KEY `fk_Posts_Users_id` (`user_id`);</text:p>
      <text:p text:style-name="P12"/>
      <text:p text:style-name="P12"/>
      <text:p text:style-name="P18">Index pour la table `Comments`</text:p>
      <text:p text:style-name="P32">ALTER TABLE `Comments`</text:p>
      <text:p text:style-name="P32"><text:s text:c="2"/>ADD PRIMARY KEY (`id`),</text:p>
      <text:p text:style-name="P32"><text:s text:c="2"/>ADD KEY `fk_Comments_Users_id` (`user_id`),</text:p>
      <text:p text:style-name="P32"><text:s text:c="2"/>ADD KEY `fk_Comments_Posts_id` (`post_id`);</text:p>
      <text:p text:style-name="P1"/>
      <text:p text:style-name="P1"/>
      <text:p text:style-name="P18">Index pour la table `Likes`</text:p>
      <text:p text:style-name="P32">ALTER TABLE `Likes`</text:p>
      <text:p text:style-name="P32"><text:s text:c="2"/>ADD PRIMARY KEY (`id`),</text:p>
      <text:p text:style-name="P32"><text:s text:c="2"/>ADD KEY `fk_Likes_Users_id` (`user_id`),</text:p>
      <text:p text:style-name="P32"><text:s text:c="2"/>ADD KEY `fk_Likes_Posts_id` (`post_id`);</text:p>
      <text:p text:style-name="P1"/>
      <text:p text:style-name="P1"/>
      <text:p text:style-name="P18">Index pour la table `Notifications`</text:p>
      <text:p text:style-name="P32">ALTER TABLE `Notifications`</text:p>
      <text:p text:style-name="P32"><text:s text:c="2"/>ADD PRIMARY KEY (`id`),</text:p>
      <text:p text:style-name="P32"><text:s text:c="2"/>ADD KEY `fk_Notifications_Users_id` (`user_id`),</text:p>
      <text:p text:style-name="P32"><text:s text:c="2"/>ADD KEY `fk_Notifications_Initiator_id` (`initiator_id`),</text:p>
      <text:p text:style-name="P32"><text:s text:c="2"/>ADD KEY `fk_Notifications_Posts_id` (`post_id`),</text:p>
      <text:p text:style-name="P32"><text:s text:c="2"/>ADD KEY `fk_Notifications_Notifications_types_id` (`type_id`);</text:p>
      <text:p text:style-name="P1"/>
      <text:p text:style-name="P18">Index pour la table `Notification_types`</text:p>
      <text:p text:style-name="P32">ALTER TABLE `Notification_types`</text:p>
      <text:p text:style-name="P32"><text:s text:c="2"/>ADD PRIMARY KEY (`id`);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53cm" fo:margin-bottom="1.046cm" fo:margin-left="1.125cm" fo:margin-right="1.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20:19:30.148446243</meta:creation-date>
    <dc:date>2021-12-13T22:18:12.710157348</dc:date>
    <meta:editing-duration>PT1H20M56S</meta:editing-duration>
    <meta:editing-cycles>15</meta:editing-cycles>
    <meta:generator>LibreOffice/7.2.2.2$Linux_X86_64 LibreOffice_project/02b2acce88a210515b4a5bb2e46cbfb63fe97d56</meta:generator>
    <meta:document-statistic meta:table-count="0" meta:image-count="0" meta:object-count="0" meta:page-count="5" meta:paragraph-count="104" meta:word-count="541" meta:character-count="3883" meta:non-whitespace-character-count="3355"/>
  </office:meta>
</office:document-meta>
</file>